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6" style:family="table">
      <style:table-properties style:width="17.567cm" fo:margin-left="-0.035cm" fo:margin-right="0.058cm" table:align="margins"/>
    </style:style>
    <style:style style:name="Table6.A" style:family="table-column">
      <style:table-column-properties style:column-width="0.556cm" style:rel-column-width="2073*"/>
    </style:style>
    <style:style style:name="Table6.B" style:family="table-column">
      <style:table-column-properties style:column-width="2.424cm" style:rel-column-width="9043*"/>
    </style:style>
    <style:style style:name="Table6.C" style:family="table-column">
      <style:table-column-properties style:column-width="11.957cm" style:rel-column-width="44606*"/>
    </style:style>
    <style:style style:name="Table6.D" style:family="table-column">
      <style:table-column-properties style:column-width="2.63cm" style:rel-column-width="9813*"/>
    </style:style>
    <style:style style:name="Table6.1" style:family="table-row">
      <style:table-row-properties style:min-row-height="1.614cm"/>
    </style:style>
    <style:style style:name="Table6.A1" style:family="table-cell">
      <style:table-cell-properties style:vertical-align="middle" style:border-line-width-bottom="0.035cm 0.035cm 0.035cm" fo:padding="0cm" fo:border-left="none" fo:border-right="none" fo:border-top="none" fo:border-bottom="0.106cm double #808080"/>
    </style:style>
    <style:style style:name="Table6.C1" style:family="table-cell">
      <style:table-cell-properties style:border-line-width-bottom="0.035cm 0.035cm 0.035cm" fo:padding="0cm" fo:border-left="none" fo:border-right="none" fo:border-top="none" fo:border-bottom="0.106cm double #808080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.468cm" style:rel-column-width="5467*"/>
    </style:style>
    <style:style style:name="Table1.B" style:family="table-column">
      <style:table-column-properties style:column-width="0.236cm" style:rel-column-width="880*"/>
    </style:style>
    <style:style style:name="Table1.C" style:family="table-column">
      <style:table-column-properties style:column-width="0.176cm" style:rel-column-width="657*"/>
    </style:style>
    <style:style style:name="Table1.D" style:family="table-column">
      <style:table-column-properties style:column-width="3.762cm" style:rel-column-width="14017*"/>
    </style:style>
    <style:style style:name="Table1.E" style:family="table-column">
      <style:table-column-properties style:column-width="0.441cm" style:rel-column-width="1642*"/>
    </style:style>
    <style:style style:name="Table1.F" style:family="table-column">
      <style:table-column-properties style:column-width="4.558cm" style:rel-column-width="16981*"/>
    </style:style>
    <style:style style:name="Table1.G" style:family="table-column">
      <style:table-column-properties style:column-width="6.95cm" style:rel-column-width="25891*"/>
    </style:style>
    <style:style style:name="Table1.A1" style:family="table-cell">
      <style:table-cell-properties fo:padding="0cm" fo:border="none"/>
    </style:style>
    <style:style style:name="Table1.8" style:family="table-row">
      <style:table-row-properties style:min-row-height="1.217cm"/>
    </style:style>
    <style:style style:name="Table1.15" style:family="table-row">
      <style:table-row-properties style:min-row-height="0.917cm"/>
    </style:style>
    <style:style style:name="Table1.18" style:family="table-row">
      <style:table-row-properties style:min-row-height="0.453cm"/>
    </style:style>
    <style:style style:name="Table1.A19" style:family="table-cell">
      <style:table-cell-properties style:vertical-align="middle" fo:padding="0cm" fo:border="none"/>
    </style:style>
    <style:style style:name="P1" style:family="paragraph" style:parent-style-name="Header">
      <style:paragraph-properties fo:text-align="start" style:justify-single-word="false"/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Header">
      <style:paragraph-properties fo:text-align="justify" style:justify-single-word="false"/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Header">
      <style:paragraph-properties fo:text-align="center" style:justify-single-word="false"/>
      <style:text-properties style:font-name="Arial" fo:font-size="10pt" fo:font-style="normal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Header">
      <style:paragraph-properties fo:text-align="start" style:justify-single-word="false"/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5" style:family="paragraph" style:parent-style-name="Header">
      <style:paragraph-properties fo:text-align="start" style:justify-single-word="fals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6" style:family="paragraph" style:parent-style-name="Table_20_Contents">
      <style:text-properties style:font-name="Arial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8" style:family="paragraph" style:parent-style-name="Table_20_Contents"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fo:color="#808080"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808080" style:font-name="Arial" fo:font-size="14pt" fo:font-weight="normal" style:font-name-asian="Arial1" style:font-size-asian="14pt" style:font-weight-asian="normal" style:font-name-complex="Arial1" style:font-size-complex="14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color="#808080" style:font-name="Arial" fo:font-size="14pt" style:font-name-asian="Arial1" style:font-size-asian="14pt" style:font-name-complex="Arial1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fo:color="#808080" style:font-name="Arial" fo:font-size="11pt" style:font-name-asian="Arial1" style:font-size-asian="11pt" style:font-name-complex="Arial1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color="#808080"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T1" style:family="text">
      <style:text-properties fo:font-weight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underline-style="solid" style:text-underline-width="auto" style:text-underline-color="font-color" fo:font-weight="bold"/>
    </style:style>
    <style:style style:name="T4" style:family="text">
      <style:text-properties fo:language="id" fo:country="I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0"/>
          </table:table-cell>
          <table:table-cell table:style-name="Table6.A1" office:value-type="string">
            <text:p text:style-name="P11">{logo}</text:p>
          </table:table-cell>
          <table:table-cell table:style-name="Table6.C1" office:value-type="string">
            <text:p text:style-name="P12">{badan}</text:p>
            <text:p text:style-name="P12">{kota4}</text:p>
            <text:p text:style-name="P13">{alamat} </text:p>
            <text:p text:style-name="P14">Telp. {tlp} Fax {fax} </text:p>
            <text:p text:style-name="P15"/>
          </table:table-cell>
          <table:table-cell table:style-name="Table6.C1" office:value-type="string">
            <text:p text:style-name="P16"/>
          </table:table-cell>
        </table:table-row>
      </table:table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6">Nomor</text:p>
          </table:table-cell>
          <table:table-cell table:style-name="Table1.A1" office:value-type="string">
            <text:p text:style-name="P6">:</text:p>
          </table:table-cell>
          <table:table-cell table:style-name="Table1.A1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6">Lamp.</text:p>
          </table:table-cell>
          <table:table-cell table:style-name="Table1.A1" office:value-type="string">
            <text:p text:style-name="P6">:</text:p>
          </table:table-cell>
          <table:table-cell table:style-name="Table1.A1" table:number-columns-spanned="5" office:value-type="string">
            <text:p text:style-name="P6">1 (satu) bende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6">Hal</text:p>
          </table:table-cell>
          <table:table-cell table:style-name="Table1.A1" office:value-type="string">
            <text:p text:style-name="P6">:</text:p>
          </table:table-cell>
          <table:table-cell table:style-name="Table1.A1" table:number-columns-spanned="5" office:value-type="string">
            <text:p text:style-name="P8">Pengembalian Berka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table:number-columns-spanned="5" office:value-type="string">
            <text:p text:style-name="P8">Permohonan Izi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4" office:value-type="string">
            <text:p text:style-name="P1">[!-- BEGIN row.articles1 --]{titreArticle} {texteArticle}[!-- END row.articles1 --]</text:p>
          </table:table-cell>
          <table:covered-table-cell/>
          <table:covered-table-cell/>
          <table:covered-table-cell/>
        </table:table-row>
        <table:table-row table:style-name="Table1.8"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4" office:value-type="string">
            <text:p text:style-name="P1">Memperhatikan berkas permohonan Saudara :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office:value-type="string">
            <text:p text:style-name="P4">[!-- BEGIN row.articles2 --]{titreArticle}</text:p>
          </table:table-cell>
          <table:table-cell table:style-name="Table1.A1" office:value-type="string">
            <text:p text:style-name="P4">{texteArticle}</text:p>
          </table:table-cell>
          <table:table-cell table:style-name="Table1.A1" table:number-columns-spanned="2" office:value-type="string">
            <text:p text:style-name="P4">{texteArticle2}<text:span text:style-name="T2">[!-- END row.articles2 --]</text:span></text:p>
          </table:table-cell>
          <table:covered-table-cell/>
        </table:table-row>
        <table:table-row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2"/>
          </table:table-cell>
          <table:covered-table-cell/>
          <table:covered-table-cell/>
          <table:table-cell table:style-name="Table1.A1" table:number-columns-spanned="4" office:value-type="string">
            <text:p text:style-name="P2">{status}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1.15">
          <table:table-cell table:style-name="Table1.A1" table:number-columns-spanned="3" office:value-type="string">
            <text:p text:style-name="P2"/>
          </table:table-cell>
          <table:covered-table-cell/>
          <table:covered-table-cell/>
          <table:table-cell table:style-name="Table1.A1" table:number-columns-spanned="4" office:value-type="string">
            <text:p text:style-name="P2">{keterangan}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4" office:value-type="string">
            <text:p text:style-name="P2"><text:span text:style-name="T4">Sehubungan dengan hal tersebut, maka berkas permohonan izin Saudara kami kembalikan. Untuk selanjutnya apabila Saudara sudah dapat melengkapi dan atau memenuhi kekurangan tersebut, maka berkas permohonan izin dapat diserahkan ke {badan}, guna diproses lebih lanjut.</text:span> </text:p>
            <text:p text:style-name="P2"/>
            <text:p text:style-name="P2">Demikian agar menjadi maklum.</text:p>
          </table:table-cell>
          <table:covered-table-cell/>
          <table:covered-table-cell/>
          <table:covered-table-cell/>
        </table:table-row>
        <table:table-row table:style-name="Table1.18">
          <table:table-cell table:style-name="Table1.A1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9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table-cell table:style-name="Table1.A19" office:value-type="string">
            <text:p text:style-name="P7">{kota}, {tanggal}</text:p>
          </table:table-cell>
        </table:table-row>
        <table:table-row>
          <table:table-cell table:style-name="Table1.A19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table-cell table:style-name="Table1.A19" office:value-type="string">
            <text:p text:style-name="P7"><text:span text:style-name="T1">{jabatan}<text:line-break/>{badan}<text:line-break/><text:line-break/><text:line-break/><text:line-break/><text:line-break/></text:span><text:span text:style-name="T3">{nama_pejabat}</text:span><text:span text:style-name="T1"> <text:line-break/>NIP. {nip_pejabat}</text:span></text:p>
          </table:table-cell>
        </table:table-row>
        <table:table-row>
          <table:table-cell table:style-name="Table1.A19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rc11 </meta:initial-creator>
    <meta:creation-date>2010-08-31T16:01:21</meta:creation-date>
    <dc:date>2012-01-05T14:07:51.49</dc:date>
    <meta:editing-duration>PT6H11M12S</meta:editing-duration>
    <meta:editing-cycles>70</meta:editing-cycles>
    <meta:generator>OpenOffice.org/3.3$Win32 OpenOffice.org_project/330m20$Build-9567</meta:generator>
    <meta:document-statistic meta:table-count="2" meta:image-count="0" meta:object-count="0" meta:page-count="1" meta:paragraph-count="25" meta:word-count="95" meta:character-count="725"/>
  </office:meta>
</office:document-meta>
</file>